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91b0c" officeooo:paragraph-rsid="00191b0c"/>
    </style:style>
    <style:style style:name="P2" style:family="paragraph" style:parent-style-name="Text_20_body">
      <style:text-properties officeooo:rsid="001d5094" officeooo:paragraph-rsid="001d5094"/>
    </style:style>
    <style:style style:name="P3" style:family="paragraph" style:parent-style-name="Text_20_body">
      <style:text-properties style:text-underline-style="solid" style:text-underline-width="auto" style:text-underline-color="font-color" officeooo:rsid="001f2aa6" officeooo:paragraph-rsid="001f2aa6"/>
    </style:style>
    <style:style style:name="P4" style:family="paragraph" style:parent-style-name="Text_20_body">
      <style:text-properties officeooo:rsid="002129b6" officeooo:paragraph-rsid="002129b6"/>
    </style:style>
    <style:style style:name="P5" style:family="paragraph" style:parent-style-name="Text_20_body">
      <style:text-properties officeooo:rsid="00213214" officeooo:paragraph-rsid="00213214"/>
    </style:style>
    <style:style style:name="P6" style:family="paragraph" style:parent-style-name="Text_20_body">
      <style:text-properties officeooo:rsid="0022da87" officeooo:paragraph-rsid="0022da87"/>
    </style:style>
    <style:style style:name="P7" style:family="paragraph" style:parent-style-name="Text_20_body">
      <style:text-properties officeooo:rsid="00231d88" officeooo:paragraph-rsid="00231d88"/>
    </style:style>
    <style:style style:name="P8" style:family="paragraph" style:parent-style-name="Text_20_body">
      <style:text-properties officeooo:rsid="0024cded" officeooo:paragraph-rsid="0024cded"/>
    </style:style>
    <style:style style:name="P9" style:family="paragraph" style:parent-style-name="Text_20_body">
      <style:text-properties fo:font-style="normal" officeooo:rsid="00266edb" officeooo:paragraph-rsid="00266edb" style:font-style-asian="normal" style:font-style-complex="normal"/>
    </style:style>
    <style:style style:name="P10" style:family="paragraph" style:parent-style-name="Text_20_body">
      <style:text-properties fo:font-style="normal" officeooo:rsid="002838a7" officeooo:paragraph-rsid="002838a7" style:font-style-asian="normal" style:font-style-complex="normal"/>
    </style:style>
    <style:style style:name="P11" style:family="paragraph" style:parent-style-name="Text_20_body">
      <style:text-properties fo:font-style="normal" officeooo:rsid="0028ef52" officeooo:paragraph-rsid="0028ef52" style:font-style-asian="normal" style:font-style-complex="normal"/>
    </style:style>
    <style:style style:name="P12" style:family="paragraph" style:parent-style-name="Text_20_body">
      <style:text-properties fo:font-style="normal" officeooo:rsid="002a25bf" officeooo:paragraph-rsid="002a25bf" style:font-style-asian="normal" style:font-style-complex="normal"/>
    </style:style>
    <style:style style:name="P13" style:family="paragraph" style:parent-style-name="Text_20_body">
      <style:text-properties fo:font-style="normal" officeooo:rsid="002b27f4" officeooo:paragraph-rsid="002b27f4" style:font-style-asian="normal" style:font-style-complex="normal"/>
    </style:style>
    <style:style style:name="P14" style:family="paragraph" style:parent-style-name="Text_20_body">
      <style:text-properties fo:font-style="normal" officeooo:rsid="002c66cf" officeooo:paragraph-rsid="002c66cf" style:font-style-asian="normal" style:font-style-complex="normal"/>
    </style:style>
    <style:style style:name="P15" style:family="paragraph" style:parent-style-name="Text_20_body">
      <style:text-properties fo:font-style="normal" officeooo:rsid="002d33a5" officeooo:paragraph-rsid="002d33a5" style:font-style-asian="normal" style:font-style-complex="normal"/>
    </style:style>
    <style:style style:name="P16" style:family="paragraph" style:parent-style-name="Text_20_body">
      <style:text-properties fo:font-style="normal" officeooo:rsid="002d7393" officeooo:paragraph-rsid="002d7393" style:font-style-asian="normal" style:font-style-complex="normal"/>
    </style:style>
    <style:style style:name="P17" style:family="paragraph" style:parent-style-name="Text_20_body">
      <style:text-properties fo:font-style="normal" officeooo:rsid="002ed784" officeooo:paragraph-rsid="002ed784" style:font-style-asian="normal" style:font-style-complex="normal"/>
    </style:style>
    <style:style style:name="P18" style:family="paragraph" style:parent-style-name="Text_20_body">
      <style:text-properties fo:font-style="normal" officeooo:rsid="002f9e01" officeooo:paragraph-rsid="002f9e01" style:font-style-asian="normal" style:font-style-complex="normal"/>
    </style:style>
    <style:style style:name="P19" style:family="paragraph" style:parent-style-name="Text_20_body">
      <style:text-properties fo:font-style="normal" officeooo:rsid="003191a2" officeooo:paragraph-rsid="003191a2" style:font-style-asian="normal" style:font-style-complex="normal"/>
    </style:style>
    <style:style style:name="P20" style:family="paragraph" style:parent-style-name="Text_20_body">
      <style:text-properties fo:font-style="normal" officeooo:rsid="0032d035" officeooo:paragraph-rsid="0032d035" style:font-style-asian="normal" style:font-style-complex="normal"/>
    </style:style>
    <style:style style:name="P21" style:family="paragraph" style:parent-style-name="Title">
      <style:text-properties officeooo:rsid="00191b0c" officeooo:paragraph-rsid="00191b0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ersistence</text:p>
      <text:p text:style-name="P1">Interlude: Files and Directories</text:p>
      <text:p text:style-name="P3">The Crux: How Do We Manage A Persistent Device?</text:p>
      <text:p text:style-name="P2">39.1 Files And Directories</text:p>
      <text:p text:style-name="P4">39.2 The File System Interface</text:p>
      <text:p text:style-name="P5">39.3 Creating Files</text:p>
      <text:p text:style-name="P6">39.4 Reading And Writing Files</text:p>
      <text:p text:style-name="P7">39.5 Reading And Writing, But Not Sequentially</text:p>
      <text:p text:style-name="P8">39.6 Shared File Table Entries: <text:span text:style-name="T1">fork()</text:span> And <text:span text:style-name="T1">dup()</text:span></text:p>
      <text:p text:style-name="P9">39.7 Writing Immediately With <text:span text:style-name="T1">fsync()</text:span></text:p>
      <text:p text:style-name="P10">39.8 Renaming Files</text:p>
      <text:p text:style-name="P11">39.9 Getting Information About Files</text:p>
      <text:p text:style-name="P12">39.10 Removing Files</text:p>
      <text:p text:style-name="P13">39.11 Making Directories</text:p>
      <text:p text:style-name="P14">39.12 Reading Directories</text:p>
      <text:p text:style-name="P15">39.13 Deleting Directories</text:p>
      <text:p text:style-name="P16">39.14 Hard Links</text:p>
      <text:p text:style-name="P17">39.15 Symbolic Links</text:p>
      <text:p text:style-name="P18">39.16 Permission Bits And Access Control Lists</text:p>
      <text:p text:style-name="P19">39.17 Making And Mounting A File System</text:p>
      <text:p text:style-name="P20">39.18 Summa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0:58:55.309602104</meta:creation-date>
    <dc:date>2020-12-21T21:04:15.062584426</dc:date>
    <meta:editing-duration>PT5M10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3" meta:character-count="610" meta:non-whitespace-character-count="538"/>
  </office:meta>
</office:document-meta>
</file>